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mous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day</text:p>
          </table:table-cell>
          <table:table-cell table:style-name="Default" office:value-type="string" calcext:value-type="string">
            <text:p>enabl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evor-1</text:p>
          </table:table-cell>
          <table:table-cell office:value-type="date" office:date-value="2023-02-06" calcext:value-type="date">
            <text:p>2023-02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vor-1</text:p>
          </table:table-cell>
          <table:table-cell office:value-type="date" office:date-value="2023-02-06" calcext:value-type="date">
            <text:p>2023-02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evor-1</text:p>
          </table:table-cell>
          <table:table-cell office:value-type="date" office:date-value="2023-02-06" calcext:value-type="date">
            <text:p>2023-02-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q_learn_3_150ms_digit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evor-1</text:p>
          </table:table-cell>
          <table:table-cell office:value-type="date" office:date-value="2023-02-06" calcext:value-type="date">
            <text:p>2023-02-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evor-1</text:p>
          </table:table-cell>
          <table:table-cell office:value-type="date" office:date-value="2023-02-10" calcext:value-type="date">
            <text:p>2023-02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q_learn_3_150ms_digital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evor-1</text:p>
          </table:table-cell>
          <table:table-cell office:value-type="date" office:date-value="2023-02-10" calcext:value-type="date">
            <text:p>2023-02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110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10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10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copolamine</text:p>
          </table:table-cell>
        </table:table-row>
        <table:table-row table:style-name="ro1">
          <table:table-cell office:value-type="string" calcext:value-type="string">
            <text:p>M110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copolami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115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15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15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copolamine</text:p>
          </table:table-cell>
        </table:table-row>
        <table:table-row table:style-name="ro1">
          <table:table-cell office:value-type="string" calcext:value-type="string">
            <text:p>M115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copolami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150</text:p>
          </table:table-cell>
          <table:table-cell office:value-type="date" office:date-value="2023-03-10" calcext:value-type="date">
            <text:p>2023-03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50</text:p>
          </table:table-cell>
          <table:table-cell office:value-type="date" office:date-value="2023-03-10" calcext:value-type="date">
            <text:p>2023-03-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50</text:p>
          </table:table-cell>
          <table:table-cell office:value-type="date" office:date-value="2023-03-10" calcext:value-type="date">
            <text:p>2023-03-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50</text:p>
          </table:table-cell>
          <table:table-cell office:value-type="date" office:date-value="2023-03-10" calcext:value-type="date">
            <text:p>2023-03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50</text:p>
          </table:table-cell>
          <table:table-cell office:value-type="date" office:date-value="2023-03-30" calcext:value-type="date">
            <text:p>2023-03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50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copolamine</text:p>
          </table:table-cell>
        </table:table-row>
        <table:table-row table:style-name="ro1">
          <table:table-cell office:value-type="string" calcext:value-type="string">
            <text:p>M150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copolami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152</text:p>
          </table:table-cell>
          <table:table-cell office:value-type="date" office:date-value="2023-03-10" calcext:value-type="date">
            <text:p>2023-03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52</text:p>
          </table:table-cell>
          <table:table-cell office:value-type="date" office:date-value="2023-03-17" calcext:value-type="date">
            <text:p>2023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q_learn_3_150ms_digital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52</text:p>
          </table:table-cell>
          <table:table-cell office:value-type="date" office:date-value="2023-03-30" calcext:value-type="date">
            <text:p>2023-03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52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ably retinotop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opolamine</text:p>
          </table:table-cell>
        </table:table-row>
        <table:table-row table:style-name="ro1">
          <table:table-cell office:value-type="string" calcext:value-type="string">
            <text:p>M152</text:p>
          </table:table-cell>
          <table:table-cell office:value-type="date" office:date-value="2023-04-21" calcext:value-type="date">
            <text:p>2023-04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ably mono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opolami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153</text:p>
          </table:table-cell>
          <table:table-cell office:value-type="date" office:date-value="2023-03-10" calcext:value-type="date">
            <text:p>2023-03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53</text:p>
          </table:table-cell>
          <table:table-cell office:value-type="date" office:date-value="2023-03-30" calcext:value-type="date">
            <text:p>2023-03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172</text:p>
          </table:table-cell>
          <table:table-cell office:value-type="date" office:date-value="2023-05-12" calcext:value-type="date">
            <text:p>2023-05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inotopy_meso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173</text:p>
          </table:table-cell>
          <table:table-cell office:value-type="date" office:date-value="2023-05-12" calcext:value-type="date">
            <text:p>2023-05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inotopy_meso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173</text:p>
          </table:table-cell>
          <table:table-cell office:value-type="date" office:date-value="2023-05-12" calcext:value-type="date">
            <text:p>2023-05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inotopy_meso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174</text:p>
          </table:table-cell>
          <table:table-cell office:value-type="date" office:date-value="2023-05-12" calcext:value-type="date">
            <text:p>2023-05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inotopy_meso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174</text:p>
          </table:table-cell>
          <table:table-cell office:value-type="date" office:date-value="2023-05-19" calcext:value-type="date">
            <text:p>2023-05-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q_learn_3_meso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y1_0093</text:p>
          </table:table-cell>
          <table:table-cell office:value-type="date" office:date-value="2023-04-07" calcext:value-type="date">
            <text:p>2023-04-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y1_0093</text:p>
          </table:table-cell>
          <table:table-cell office:value-type="date" office:date-value="2023-04-19" calcext:value-type="date">
            <text:p>2023-04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y1_0093</text:p>
          </table:table-cell>
          <table:table-cell office:value-type="date" office:date-value="2023-04-19" calcext:value-type="date">
            <text:p>2023-04-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y1_0093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notopy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copolamine</text:p>
          </table:table-cell>
        </table:table-row>
        <table:table-row table:style-name="ro1">
          <table:table-cell office:value-type="string" calcext:value-type="string">
            <text:p>Thy1_0093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cular_flicker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copolamine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6:46:10.074535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5:23:15.560875518</meta:creation-date>
    <dc:date>2023-12-13T14:23:14.243326285</dc:date>
    <meta:editing-duration>PT17H47M12S</meta:editing-duration>
    <meta:editing-cycles>23</meta:editing-cycles>
    <meta:generator>LibreOffice/6.4.7.2$Linux_X86_64 LibreOffice_project/40$Build-2</meta:generator>
    <meta:document-statistic meta:table-count="1" meta:cell-count="241" meta:object-count="0"/>
  </office:meta>
</office:document-meta>
</file>